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 My Greatest Challenge</text:p>
      <text:p text:style-name="P2"/>
      <text:p text:style-name="P2"><text:tab/>To begin this assignment I'd like to just say one thing, I don't believe a single one of these would be a challenge for me. I am a very dedicated hardworking individual who enjoys working with others. I recently attended Harper College last year so I believe that I'm already accustomed to starting fresh and relearning to learn. As for keeping myself healthy, I'm on a strict diet and have cut all sodas and sugar from my daily meals. On top of the fact that I work out everyday and am determined to be the healthiest I can 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c</meta:initial-creator>
    <meta:creation-date>2018-09-13T15:34:19.97</meta:creation-date>
    <meta:document-statistic meta:table-count="0" meta:image-count="0" meta:object-count="0" meta:page-count="1" meta:paragraph-count="2" meta:word-count="104" meta:character-count="563"/>
    <dc:date>2018-09-13T15:47:17.37</dc:date>
    <dc:creator>d c</dc:creator>
    <meta:editing-duration>PT13M1S</meta:editing-duration>
    <meta:editing-cycles>1</meta:editing-cycles>
    <meta:generator>OpenOffice/4.1.4$Win32 OpenOffice.org_project/414m5$Build-9788</meta:generator>
  </office:meta>
</office:document-meta>
</file>